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無限に長いテープ</text:p>
              </text:list-item>
              <text:list-item>
                <text:p>テープを読み書きするヘッド</text:p>
              </text:list-item>
              <text:list-item>
                <text:p>ヘッドと内部状態記憶用のメモリを持つ機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4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2" draw:layer="layout" svg:width="25.199cm" svg:height="16.6cm" svg:x="1.292cm" svg:y="3.617cm" presentation:class="outline" presentation:user-transformed="true">
          <draw:text-box>
            <text:p>チューリングマシンとは7つの組M = &lt;Q,Γ,b,Σ,δ,Qi,Qa&gt;である</text:p>
            <text:list text:style-name="L2">
              <text:list-item>
                <text:p><text:span text:style-name="T1">Q</text:span><text:span text:style-name="T1">は機械の状態を表す有限集合</text:span></text:p>
              </text:list-item>
              <text:list-item>
                <text:p><text:span text:style-name="T1">Γ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Γ</text:span><text:span text:style-name="T1">の元であり、空白記号</text:span></text:p>
              </text:list-item>
              <text:list-item>
                <text:p><text:span text:style-name="T1">δ</text:span><text:span text:style-name="T1">は遷移関数</text:span><text:span text:style-name="T1">: δ(q,a)=(q',a',m); </text:span><text:span text:style-name="T1">機械の状態が</text:span><text:span text:style-name="T1">q</text:span><text:span text:style-name="T1">、着目位置のテープの記号が</text:span><text:span text:style-name="T1">a</text:span><text:span text:style-name="T1">であるとき、機械の状態を</text:span><text:span text:style-name="T1">q'</text:span><text:span text:style-name="T1">に、テープの記号を</text:span><text:span text:style-name="T1">a'</text:span><text:span text:style-name="T1">にしたのち、テープ上を</text:span><text:span text:style-name="T1">m</text:span><text:span text:style-name="T1">方向にひとつつ移動</text:span></text:p>
              </text:list-item>
              <text:list-item>
                <text:p><text:span text:style-name="T1">Qi</text:span><text:span text:style-name="T1">は初期状態</text:span></text:p>
              </text:list-item>
              <text:list-item>
                <text:p><text:span text:style-name="T1">Q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04T16:29:09</dc:date>
    <meta:editing-duration>PT16M56S</meta:editing-duration>
    <meta:editing-cycles>3</meta:editing-cycles>
    <meta:generator>LibreOffice/4.0.5.2$MacOSX_x86 LibreOffice_project/5464147a081647a250913f19c0715bca595af2f</meta:generator>
    <meta:document-statistic meta:object-count="33"/>
  </office:meta>
</office:document-meta>
</file>